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temStateManager.hasNodeReferences( NodeReferences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ItemStateManager.hasItemState( Item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ItemStateManager.getNodeReferences( NodeReferences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ItemStateManager.createNew( Name propName , NodeId par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ItemStateManager.getNodeState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ItemStateManager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ItemStateManager.getPropertyState( Property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ItemStateManager.createNew( NodeId id , Name nodeTypeName , NodeId par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ItemStateManager.nodesReplaced( Nod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temStateManager.add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temStateManager.nodeModified( Node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temStateManager.up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ItemStateManager.update( ChangeLog change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ItemStateManager.stateCreated( ItemState creat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calItemStateManager.destroy( Item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ItemStateManager.ed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ItemStateManager.store( Item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ItemStateManager.stateDestroyed( ItemState destroy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ItemStateManager.stateModified( ItemState modifi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lItemStateManager.nodeRemoved( NodeState state , Name name , int index ,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temStateManager.inEdi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temStateManager.stateDiscarded( ItemState discard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ItemStateManager.LocalItemStateManager( SharedItemStateManager sharedStateMgr , EventStateCollectionFactory factory , ItemStateCacheFactory cach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ItemStateMana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ItemStateManager.removeListener( ItemStat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temStateManager.getItemState( ItemId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ItemStateManager.get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temStateManager.nodeAdded( NodeState state , Name name , int index ,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